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smic Ray Charge Reconstruc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alysis of Direct Cherenkov Light Emission</text:p>
          </draw:text-box>
        </draw:frame>
        <draw:frame draw:style-name="gr1" draw:text-style-name="P1" draw:layer="layout" svg:width="9.507cm" svg:height="3.353cm" svg:x="9.035cm" svg:y="9.9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tting and event reconstr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We need to determine x, y, height, Z and Epn</text:p>
                  </text:list-item>
                </text:list>
                <text:p>Five variables, but with constraints...</text:p>
                <text:list>
                  <text:list-item>
                    <text:p>Z is always an integer</text:p>
                  </text:list-item>
                  <text:list-item>
                    <text:p>Non-hits for telescopes provide location information</text:p>
                  </text:list-item>
                  <text:list-item>
                    <text:p>The energy must have been greater than the threshold for any chosen height.</text:p>
                  </text:list-item>
                  <text:list-item>
                    <text:p>The images provide additional information, used to efficiently sample likely positions for reco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kelihood</text:p>
          </draw:text-box>
        </draw:frame>
        <draw:frame draw:style-name="gr1" draw:layer="layout" svg:width="14.376cm" svg:height="2.286cm" svg:x="6.096cm" svg:y="5.842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4.097cm" svg:height="2.286cm" svg:x="6.096cm" svg:y="11.17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26.111cm" svg:height="2.286cm" svg:x="0.762cm" svg:y="17.01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17T12:54:17.741902595</dc:date>
    <meta:editing-duration>PT19H31M13S</meta:editing-duration>
    <meta:editing-cycles>5</meta:editing-cycles>
    <meta:generator>LibreOffice/4.2.8.2$Linux_X86_64 LibreOffice_project/420m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row>
      <mi>cos</mi>
      <mrow>
        <mrow>
          <mo fence="true" stretchy="false">(</mo>
          <mrow>
            <msub>
              <mi mathvariant="normal">Θ</mi>
              <mi>C</mi>
            </msub>
          </mrow>
          <mo fence="true" stretchy="false">)</mo>
        </mrow>
        <mo stretchy="false">=</mo>
        <mfrac>
          <mn>1</mn>
          <mrow>
            <mi mathvariant="normal">η</mi>
            <mo stretchy="false">∗</mo>
            <mi mathvariant="normal">β</mi>
          </mrow>
        </mfrac>
      </mrow>
    </mrow>
    <annotation encoding="StarMath 5.0">cos(%THETA_{C})  =  {1} over { %eta  *  %beta  }  </annotation>
  </semantics>
</math>
</file>

<file path=Object 2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=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= N ln(N) - N + {1} over {2} ln(2 %PI N)   </annotation>
  </semantics>
</math>
</file>

<file path=Object 4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N_{i})</annotation>
  </semantics>
</math>
</file>